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3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4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2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fo:min-height="2.926cm"/>
    </style:style>
    <style:style style:name="pr2" style:family="presentation" style:parent-style-name="fiocruz-2009-10-outline1">
      <style:graphic-properties fo:min-height="12.323cm"/>
    </style:style>
    <style:style style:name="pr3" style:family="presentation" style:parent-style-name="fiocruz-2009-10-notes">
      <style:graphic-properties draw:fill-color="#ffffff" fo:min-height="11.181cm"/>
    </style:style>
    <style:style style:name="pr4" style:family="presentation" style:parent-style-name="fiocruz-2009-10-title">
      <style:graphic-properties draw:auto-grow-height="true" fo:min-height="3.1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2.926cm" svg:x="0cm" svg:y="0.887cm" presentation:class="title">
          <draw:text-box>
            <text:p>Designed for Wide Deployment</text:p>
          </draw:text-box>
        </draw:frame>
        <draw:frame presentation:style-name="pr2" draw:layer="layout" svg:width="24.765cm" svg:height="14.464cm" svg:x="0.635cm" svg:y="4.445cm" presentation:class="outline" presentation:user-transformed="true">
          <draw:text-box>
            <text:list text:style-name="L2">
              <text:list-item>
                <text:p>Multi-lingual application and database</text:p>
                <text:list>
                  <text:list-item>
                    <text:p>Easy to use translation facilities</text:p>
                  </text:list-item>
                </text:list>
              </text:list-item>
              <text:list-item>
                <text:p>Open source methods:</text:p>
                <text:list>
                  <text:list-item>
                    <text:p>Open code repository, issue tracker, mailing list</text:p>
                  </text:list-item>
                  <text:list-item>
                    <text:p>LGPL for non-profit and commercial usage </text:p>
                  </text:list-item>
                  <text:list-item>
                    <text:p>Open source tools (MySQL, Python, Django)</text:p>
                  </text:list-item>
                  <text:list-item>
                    <text:p>Open specs and documentation Wiki</text:p>
                    <text:list>
                      <text:list-item>
                        <text:p><text:a xlink:href="http://reddes.bvsalud.org/projects/clinical-trials">http://reddes.bvsalud.org/projects/clinical-trials</text:a><text:line-break/>or <text:a xlink:href="http://bit.ly/clin-trials">http://bit.ly/clin-trials</text:a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publishing process</text:p>
          </draw:text-box>
        </draw:frame>
        <draw:g>
          <draw:custom-shape draw:style-name="gr2" draw:text-style-name="P1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id="id1" draw:layer="layout" svg:width="4.812cm" svg:height="2.434cm" svg:x="9.495cm" svg:y="5.374cm">
            <text:p text:style-name="P1"><text:span text:style-name="T1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id="id2" draw:layer="layout" svg:width="4.812cm" svg:height="2.434cm" svg:x="9.495cm" svg:y="9.522cm">
            <text:p text:style-name="P1"><text:span text:style-name="T1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id="id3" draw:layer="layout" svg:width="4.813cm" svg:height="2.434cm" svg:x="2.757cm" svg:y="9.522cm">
            <text:p text:style-name="P1"><text:span text:style-name="T1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id="id4" draw:layer="layout" svg:width="4.812cm" svg:height="2.434cm" svg:x="9.495cm" svg:y="13.56cm">
            <text:p text:style-name="P1"><text:span text:style-name="T1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id="id7" draw:layer="layout" svg:width="4.813cm" svg:height="2.434cm" svg:x="17.195cm" svg:y="5.374cm">
            <text:p text:style-name="P1"><text:span text:style-name="T1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id="id5" draw:layer="layout" svg:width="4.813cm" svg:height="2.434cm" svg:x="17.195cm" svg:y="9.522cm">
            <text:p text:style-name="P1"><text:span text:style-name="T1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id="id6" draw:layer="layout" svg:width="4.813cm" svg:height="2.434cm" svg:x="17.195cm" svg:y="13.56cm">
            <text:p text:style-name="P1"><text:span text:style-name="T1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0" draw:text-style-name="P1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1" draw:text-style-name="P1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1" draw:text-style-name="P1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0" draw:text-style-name="P1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1" draw:text-style-name="P1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2" draw:layer="layout" svg:x1="15.875cm" svg:y1="3.81cm" svg:x2="15.875cm" svg:y2="17.145cm">
          <text:p/>
        </draw:line>
        <draw:frame draw:style-name="gr13" draw:layer="layout" svg:width="10.51cm" svg:height="1.013cm" svg:x="3.745cm" svg:y="3.905cm">
          <draw:text-box>
            <text:p>State of each mandatory translation</text:p>
          </draw:text-box>
        </draw:frame>
        <draw:frame draw:style-name="gr14" draw:layer="layout" svg:width="6.35cm" svg:height="1.013cm" svg:x="18.01cm" svg:y="3.905cm">
          <draw:text-box>
            <text:p>Full record</text:p>
          </draw:text-box>
        </draw:frame>
        <draw:line draw:style-name="gr15" draw:layer="layout" svg:x1="12.7cm" svg:y1="8.255cm" svg:x2="19.05cm" svg:y2="8.89cm">
          <text:p/>
        </draw:line>
        <draw:line draw:style-name="gr15" draw:layer="layout" svg:x1="12.7cm" svg:y1="12.456cm" svg:x2="19.05cm" svg:y2="13.091cm">
          <text:p/>
        </draw:lin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1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creation-date>2009-10-21T23:55:19</meta:creation-date>
    <meta:editing-cycles>15</meta:editing-cycles>
    <meta:editing-duration>PT03H13M17S</meta:editing-duration>
    <dc:date>2009-12-21T15:44:10</dc:date>
    <dc:creator>Luciano Ramalho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